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43cm" fo:min-width="0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0.5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0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544cm" fo:min-width="7.5cm"/>
    </style:style>
    <style:style style:name="gr5" style:family="graphic" style:parent-style-name="standard">
      <style:graphic-properties svg:stroke-color="#000000" draw:fill="none" draw:textarea-vertical-align="middle" draw:auto-grow-height="false" fo:min-height="2.005cm" fo:min-width="0cm"/>
    </style:style>
    <style:style style:name="gr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5cm" fo:min-width="4.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42cm" fo:min-width="7.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43cm" fo:min-width="7.5cm"/>
    </style:style>
    <style:style style:name="gr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3cm" fo:min-width="0.5cm"/>
    </style:style>
    <style:style style:name="gr10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2cm" fo:min-width="0.5cm"/>
    </style:style>
    <style:style style:name="gr11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2" style:family="graphic" style:parent-style-name="objectwithoutfill">
      <style:graphic-properties draw:stroke="dash" draw:stroke-dash="Fine_20_Dashed" svg:stroke-color="#000000" svg:stroke-opacity="100%" draw:fill="none" draw:textarea-vertical-align="midd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43cm" fo:min-width="1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43cm" fo:min-width="5.5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3cm" fo:min-width="1.5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4cm" fo:min-width="7.5cm"/>
    </style:style>
    <style:style style:name="gr17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3cm" fo:min-width="7.5cm"/>
    </style:style>
    <style:style style:name="gr18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2cm" fo:min-width="7.5cm"/>
    </style:style>
    <style:style style:name="gr19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3cm" fo:min-width="6.5cm"/>
    </style:style>
    <style:style style:name="gr20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5.95cm" fo:min-width="4.1cm"/>
    </style:style>
    <style:style style:name="gr2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5cm" fo:min-width="7.5cm"/>
    </style:style>
    <style:style style:name="gr2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4cm" fo:min-width="1.5cm"/>
    </style:style>
    <style:style style:name="gr2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544cm" fo:min-width="5.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ffffff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3pt" style:font-size-complex="13pt"/>
    </style:style>
    <style:style style:name="P5" style:family="paragraph">
      <loext:graphic-properties draw:fill="none"/>
      <style:paragraph-properties fo:text-align="center"/>
      <style:text-properties fo:font-size="12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style:paragraph-properties fo:text-align="start"/>
      <style:text-properties fo:font-size="12pt" style:font-size-asian="13pt" style:font-size-complex="13pt"/>
    </style:style>
    <style:style style:name="P8" style:family="paragraph">
      <loext:graphic-properties draw:fill-color="#ffffff"/>
      <style:paragraph-properties fo:text-align="start"/>
      <style:text-properties fo:font-size="12pt" style:font-size-asian="13pt" style:font-size-complex="13pt"/>
    </style:style>
    <style:style style:name="P9" style:family="paragraph">
      <loext:graphic-properties draw:fill="none"/>
      <style:paragraph-properties fo:text-align="start"/>
      <style:text-properties fo:font-size="12pt" style:font-size-asian="13pt" style:font-size-complex="13pt"/>
    </style:style>
    <style:style style:name="T1" style:family="text">
      <style:text-properties style:font-size-asian="13pt" style:font-size-complex="13pt"/>
    </style:style>
    <style:style style:name="T2" style:family="text">
      <style:text-properties style:font-size-asian="10pt" style:font-size-complex="10pt"/>
    </style:style>
    <style:style style:name="T3" style:family="text">
      <style:text-properties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0.793cm" svg:x="1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2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3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4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5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6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7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8cm" svg:y="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1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2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3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4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5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6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7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92cm" svg:x="8cm" svg:y="1.79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1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2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3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4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5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6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7cm" svg:y="2.5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0.794cm" svg:x="8cm" svg:y="2.58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cm" svg:height="0.794cm" svg:x="1cm" svg:y="3.379cm">
          <text:p text:style-name="P1">Start-Code ID (stream_id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2.379cm" svg:x="9.6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5" draw:layer="layout" svg:width="4.7cm" svg:height="1cm" svg:x="10.2cm" svg:y="1.7cm">
          <text:p text:style-name="P4"><text:span text:style-name="T1">start_code_prefix (Psc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0.792cm" svg:x="1cm" svg:y="4.173cm">
          <text:p text:style-name="P1">PES_packet_leng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8cm" svg:height="0.793cm" svg:x="1cm" svg:y="4.965cm">
          <text:p text:style-name="P1">PES_packet_leng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cm" svg:height="0.793cm" svg:x="1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2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3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4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5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6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7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8cm" svg:y="5.7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7cm" svg:height="1cm" svg:x="10.1cm" svg:y="6.4cm">
          <text:p text:style-name="P4"><text:span text:style-name="T1">padding_bytes and marker_bi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1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2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3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4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5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6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7cm" svg:y="7.34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cm" svg:height="0.792cm" svg:x="8cm" svg:y="7.346cm">
          <text:p text:style-name="P1">1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cm" svg:y1="6.552cm" svg:x2="1cm" svg:y2="7.345cm">
          <text:p/>
        </draw:line>
        <draw:line draw:style-name="gr11" draw:text-style-name="P6" draw:layer="layout" svg:x1="0.8cm" svg:y1="6.79cm" svg:x2="1.2cm" svg:y2="6.949cm">
          <text:p/>
        </draw:line>
        <draw:line draw:style-name="gr11" draw:text-style-name="P6" draw:layer="layout" svg:x1="0.8cm" svg:y1="6.948cm" svg:x2="1.2cm" svg:y2="7.107cm">
          <text:p/>
        </draw:line>
        <draw:line draw:style-name="gr12" draw:text-style-name="P6" draw:layer="layout" svg:x1="9cm" svg:y1="6.552cm" svg:x2="9cm" svg:y2="7.345cm">
          <text:p/>
        </draw:line>
        <draw:line draw:style-name="gr12" draw:text-style-name="P6" draw:layer="layout" svg:x1="8.8cm" svg:y1="6.79cm" svg:x2="9.2cm" svg:y2="6.949cm">
          <text:p/>
        </draw:line>
        <draw:line draw:style-name="gr12" draw:text-style-name="P6" draw:layer="layout" svg:x1="8.8cm" svg:y1="6.948cm" svg:x2="9.2cm" svg:y2="7.107cm">
          <text:p/>
        </draw:line>
        <draw:custom-shape draw:style-name="gr1" draw:text-style-name="P2" draw:layer="layout" svg:width="1cm" svg:height="0.793cm" svg:x="1cm" svg:y="8.13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2cm" svg:y="8.138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3cm" svg:y="8.138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4cm" svg:y="8.138cm">
          <text:p text:style-name="P1">DA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1cm" svg:height="0.793cm" svg:x="5cm" svg:y="8.138cm">
          <text:p text:style-name="P7"><text:span text:style-name="T1">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6cm" svg:y="8.138cm">
          <text:p text:style-name="P1">OC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0.793cm" svg:x="7cm" svg:y="8.138cm">
          <text:p text:style-name="P1">P/D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1cm" svg:y="8.931cm">
          <text:p text:style-name="P1"><text:span text:style-name="T2">ESC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2cm" svg:y="8.931cm">
          <text:p text:style-name="P1">E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3cm" svg:y="8.931cm">
          <text:p text:style-name="P1">DS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4cm" svg:y="8.931cm">
          <text:p text:style-name="P1">CI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5cm" svg:y="8.931cm">
          <text:p text:style-name="P1">CR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0.793cm" svg:x="6cm" svg:y="8.931cm">
          <text:p text:style-name="P1">EXT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0.793cm" svg:x="7cm" svg:y="8.931cm">
          <text:p text:style-name="P1">PES Hdr len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cm" svg:height="0.793cm" svg:x="1cm" svg:y="9.724cm">
          <text:p text:style-name="P1">PES Hdr len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793cm" svg:x="7cm" svg:y="9.724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cm" svg:height="0.794cm" svg:x="1cm" svg:y="10.517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1.311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cm" svg:height="0.792cm" svg:x="1cm" svg:y="12.104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7cm" svg:height="0.793cm" svg:x="1cm" svg:y="12.896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cm" svg:height="0.794cm" svg:x="1cm" svg:y="13.689cm">
          <text:p text:style-name="P1">DT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4.483cm">
          <text:p text:style-name="P1">DT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5.276cm">
          <text:p text:style-name="P1">DTS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6.069cm">
          <text:p text:style-name="P1">DT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2.379cm" svg:x="9.601cm" svg:y="8.139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9" draw:layer="layout" svg:width="4.6cm" svg:height="6.2cm" svg:x="10.9cm" svg:y="8.4cm">
          <text:p text:style-name="P7"><text:span text:style-name="T3">Flags</text:span><text:span text:style-name="T1">:</text:span></text:p>
          <text:p text:style-name="P7"><text:span text:style-name="T1">S = PES_scrambling_control</text:span></text:p>
          <text:p text:style-name="P7"><text:span text:style-name="T1">P = PES_priority</text:span></text:p>
          <text:p text:style-name="P7"><text:span text:style-name="T1">DA = data_alignment_indicator</text:span></text:p>
          <text:p text:style-name="P7"><text:span text:style-name="T1">OC = original_or_copy</text:span></text:p>
          <text:p text:style-name="P7"><text:span text:style-name="T1">P/DTS = PTS_DTS_flags</text:span></text:p>
          <text:p text:style-name="P7"><text:span text:style-name="T1">ESCR = ESCR_flag</text:span></text:p>
          <text:p text:style-name="P7"><text:span text:style-name="T1">ES = ES_rate_flag</text:span></text:p>
          <text:p text:style-name="P7"><text:span text:style-name="T1">DSM = DSM_trick_mode_flag</text:span></text:p>
          <text:p text:style-name="P7"><text:span text:style-name="T1">CI = additional_copy_info_flag</text:span></text:p>
          <text:p text:style-name="P7"><text:span text:style-name="T1">CRC = PES_CRC_flag</text:span></text:p>
          <text:p text:style-name="P7"><text:span text:style-name="T1">EXT = PES_extension_flag</text:span></text:p>
          <text:p text:style-name="P7"><text:span text:style-name="T1"/></text:p>
          <text:p text:style-name="P7"><text:span text:style-name="T1"/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cm" svg:height="0.793cm" svg:x="8cm" svg:y="12.896cm">
          <text:p text:style-name="P1">DT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cm" svg:height="0.792cm" svg:x="1cm" svg:y="16.862cm">
          <text:p text:style-name="P1">ESCR (ES clock ref)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cm" svg:height="0.795cm" svg:x="1cm" svg:y="17.654cm">
          <text:p text:style-name="P1">ESCR (ES clock ref)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8.449cm">
          <text:p text:style-name="P1">ESCR (ES clock ref)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8cm" svg:height="0.793cm" svg:x="1cm" svg:y="19.242cm">
          <text:p text:style-name="P1">ESCR (ES clock ref)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cm" svg:height="0.792cm" svg:x="1cm" svg:y="20.035cm">
          <text:p text:style-name="P1">ESCR (ES clock ref)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cm" svg:height="0.794cm" svg:x="1cm" svg:y="20.827cm">
          <text:p text:style-name="P1">ESCR 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cm" svg:height="0.794cm" svg:x="3cm" svg:y="20.827cm">
          <text:p text:style-name="P1">ES rate 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8cm" svg:height="0.794cm" svg:x="1cm" svg:y="21.621cm">
          <text:p text:style-name="P1">ES rate 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cm" svg:height="0.792cm" svg:x="1cm" svg:y="22.415cm">
          <text:p text:style-name="P1">ES rate 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cm" svg:height="0.793cm" svg:x="1cm" svg:y="23.207cm">
          <text:p text:style-name="P1">ES rat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1T08:28:59.484000000</meta:creation-date>
    <dc:date>2016-08-31T09:03:40.798000000</dc:date>
    <meta:editing-duration>PT13M40S</meta:editing-duration>
    <meta:editing-cycles>2</meta:editing-cycles>
    <meta:generator>LibreOffice/5.2.0.4$Windows_x86 LibreOffice_project/066b007f5ebcc236395c7d282ba488bca6720265</meta:generator>
    <meta:document-statistic meta:object-count="89"/>
  </office:meta>
</office:document-meta>
</file>